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false"/>
    </style:style>
    <style:style style:name="ro3" style:family="table-row">
      <style:table-row-properties style:row-height="11.2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NS&quot;;&quot;IW&quot;;&quot;IT&quot;;&quot;CO&quot;)" table:allow-empty-cell="fals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 office:value-type="string" calcext:value-type="string">
            <text:p>KebeRobotics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office:value-type="string" calcext:value-type="string">
            <text:p>Natnael Kebede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office:value-type="string" calcext:value-type="string">
            <text:p>Natnael Kebede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office:value-type="string" calcext:value-type="string">
            <text:p>NK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office:value-type="float" office:value="1001149004" calcext:value-type="float">
            <text:p>1001149004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31" calcext:value-type="float">
            <text:p>3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31" calcext:value-type="float">
            <text:p>3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4]" office:value-type="float" office:value="1" calcext:value-type="float">
            <text:p>1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31" calcext:value-type="float">
            <text:p>3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5]" office:value-type="float" office:value="1" calcext:value-type="float">
            <text:p>1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31" calcext:value-type="float">
            <text:p>3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6]" office:value-type="float" office:value="1" calcext:value-type="float">
            <text:p>1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31" calcext:value-type="float">
            <text:p>3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1" calcext:value-type="float">
            <text:p>1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reate Robot_parts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office:annotation draw:style-name="gr2" draw:text-style-name="P3" svg:width="82.18pt" svg:height="50.49pt" svg:x="242.53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CO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 Robot_Models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_BC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_BC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reate_SA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A_Order</text:p>
          </table:table-cell>
          <table:table-cell table:style-name="ce12" office:value-type="float" office:value="6" calcext:value-type="float">
            <text:p>6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Save_Default</text:p>
          </table:table-cell>
          <table:table-cell table:style-name="ce12" office:value-type="float" office:value="7" calcext:value-type="float">
            <text:p>7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GUI_Main</text:p>
          </table:table-cell>
          <table:table-cell table:style-name="ce12" office:value-type="float" office:value="8" calcext:value-type="float">
            <text:p>8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GUI_CP</text:p>
          </table:table-cell>
          <table:table-cell table:style-name="ce12" office:value-type="float" office:value="9" calcext:value-type="float">
            <text:p>9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GUI_CM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GUI_Browse</text:p>
          </table:table-cell>
          <table:table-cell table:style-name="ce12" office:value-type="float" office:value="11" calcext:value-type="float">
            <text:p>1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 office:value-type="float" office:value="6" calcext:value-type="float">
            <text:p>6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SA_Order</text:p>
          </table:table-cell>
          <table:table-cell table:style-name="ce12" office:value-type="float" office:value="12" calcext:value-type="float">
            <text:p>1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Manage</text:p>
          </table:table-cell>
          <table:table-cell table:style-name="ce12" office:value-type="float" office:value="13" calcext:value-type="float">
            <text:p>1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Create_Browse</text:p>
          </table:table-cell>
          <table:table-cell table:style-name="ce12" office:value-type="float" office:value="14" calcext:value-type="float">
            <text:p>1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GUI_Create_SA</text:p>
          </table:table-cell>
          <table:table-cell table:style-name="ce12" office:value-type="float" office:value="15" calcext:value-type="float">
            <text:p>1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obot Pictures</text:p>
          </table:table-cell>
          <table:table-cell table:style-name="ce12" office:value-type="float" office:value="16" calcext:value-type="float">
            <text:p>1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5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5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5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5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5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5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A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11:25:36.038483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30T11:26:08.905612262</dc:date>
    <meta:editing-duration>PT16H37M51S</meta:editing-duration>
    <meta:editing-cycles>58</meta:editing-cycles>
    <meta:generator>LibreOffice/5.1.6.2$Linux_X86_64 LibreOffice_project/10m0$Build-2</meta:generator>
    <meta:document-statistic meta:table-count="2" meta:cell-count="5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'Sprint NN Backlog'.B6:'Sprint NN Backlog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